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Good"/>
        <table:table-row table:style-name="ro1">
          <table:table-cell table:style-name="ce1" office:value-type="string" calcext:value-type="string">
            <text:p>naem</text:p>
          </table:table-cell>
          <table:table-cell table:style-name="ce1"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93+ORG.OPENOFFICE.STYLE(IF(ORG.OPENOFFICE.CURRENT()&lt;30;&quot;Bad&quot;;&quot;Good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71+ORG.OPENOFFICE.STYLE(IF(ORG.OPENOFFICE.CURRENT()&lt;30;&quot;Bad&quot;;&quot;Good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53+ORG.OPENOFFICE.STYLE(IF(ORG.OPENOFFICE.CURRENT()&lt;30;&quot;Bad&quot;;&quot;Good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39+ORG.OPENOFFICE.STYLE(IF(ORG.OPENOFFICE.CURRENT()&lt;30;&quot;Bad&quot;;&quot;Good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Bad" table:formula="of:=22+ORG.OPENOFFICE.STYLE(IF(ORG.OPENOFFICE.CURRENT()&lt;30;&quot;Bad&quot;;&quot;Good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Bad" table:formula="of:=8+ORG.OPENOFFICE.STYLE(IF(ORG.OPENOFFICE.CURRENT()&lt;30;&quot;Bad&quot;;&quot;Good&quot;)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5:59:19.810802901</meta:creation-date>
    <dc:date>2020-10-06T16:38:20.180884054</dc:date>
    <meta:editing-duration>PT16M7S</meta:editing-duration>
    <meta:editing-cycles>1</meta:editing-cycles>
    <meta:document-statistic meta:table-count="1" meta:cell-count="14" meta:object-count="0"/>
    <meta:generator>LibreOffice/6.1.5.2$Linux_ARM_EABI LibreOffice_project/10$Build-2</meta:generator>
  </office:meta>
</office:document-meta>
</file>